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083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2.4479in"/>
    </style:style>
    <style:style style:name="Table5.D" style:family="table-column">
      <style:table-column-properties style:column-width="1.0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5208in" fo:margin-left="0.6813in" table:align="left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3646in" fo:margin-left="0.6083in" fo:margin-right="0.9521in" table:align="margins"/>
    </style:style>
    <style:style style:name="Table2.A" style:family="table-column">
      <style:table-column-properties style:column-width="1.2813in" style:rel-column-width="15652*"/>
    </style:style>
    <style:style style:name="Table2.B" style:family="table-column">
      <style:table-column-properties style:column-width="2.6458in" style:rel-column-width="32322*"/>
    </style:style>
    <style:style style:name="Table2.C" style:family="table-column">
      <style:table-column-properties style:column-width="1.4375in" style:rel-column-width="17561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3.5417in" fo:margin-left="1.0146in" table:align="left"/>
    </style:style>
    <style:style style:name="Table12.A" style:family="table-column">
      <style:table-column-properties style:column-width="1.7604in"/>
    </style:style>
    <style:style style:name="Table12.B" style:family="table-column">
      <style:table-column-properties style:column-width="1.781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958in" fo:margin-left="0.775in" fo:margin-right="0.7542in" table:align="margins"/>
    </style:style>
    <style:style style:name="Table3.A" style:family="table-column">
      <style:table-column-properties style:column-width="1.3646in" style:rel-column-width="16573*"/>
    </style:style>
    <style:style style:name="Table3.B" style:family="table-column">
      <style:table-column-properties style:column-width="1.5833in" style:rel-column-width="19230*"/>
    </style:style>
    <style:style style:name="Table3.C" style:family="table-column">
      <style:table-column-properties style:column-width="1.3125in" style:rel-column-width="15940*"/>
    </style:style>
    <style:style style:name="Table3.D" style:family="table-column">
      <style:table-column-properties style:column-width="1.1354in" style:rel-column-width="13792*"/>
    </style:style>
    <style:style style:name="Table3.1" style:family="table-row">
      <style:table-row-properties style:min-row-height="0.3438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201in" fo:border="0.05pt solid #000000"/>
    </style:style>
    <style:style style:name="Table3.2" style:family="table-row">
      <style:table-row-properties style:min-row-height="0.3958in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4.8646in" fo:margin-left="0.8167in" fo:margin-right="1.2438in" table:align="margins"/>
    </style:style>
    <style:style style:name="Table4.A" style:family="table-column">
      <style:table-column-properties style:column-width="1.2389in" style:rel-column-width="16690*"/>
    </style:style>
    <style:style style:name="Table4.B" style:family="table-column">
      <style:table-column-properties style:column-width="2.5215in" style:rel-column-width="33969*"/>
    </style:style>
    <style:style style:name="Table4.C" style:family="table-column">
      <style:table-column-properties style:column-width="1.1042in" style:rel-column-width="14876*"/>
    </style:style>
    <style:style style:name="Table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3.1875in" fo:margin-left="1.2854in" table:align="left"/>
    </style:style>
    <style:style style:name="Table13.A" style:family="table-column">
      <style:table-column-properties style:column-width="0.5in"/>
    </style:style>
    <style:style style:name="Table13.B" style:family="table-column">
      <style:table-column-properties style:column-width="2.68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646in" fo:margin-left="0.8167in" fo:margin-right="1.2438in" table:align="margins"/>
    </style:style>
    <style:style style:name="Table10.A" style:family="table-column">
      <style:table-column-properties style:column-width="1.2389in" style:rel-column-width="16690*"/>
    </style:style>
    <style:style style:name="Table10.B" style:family="table-column">
      <style:table-column-properties style:column-width="2.5215in" style:rel-column-width="33969*"/>
    </style:style>
    <style:style style:name="Table10.C" style:family="table-column">
      <style:table-column-properties style:column-width="1.1042in" style:rel-column-width="14876*"/>
    </style:style>
    <style:style style:name="Table10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5.4375in" fo:margin-left="0.5458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4.58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761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4271in" fo:margin-left="0.5354in" table:align="left" style:writing-mode="lr-tb"/>
    </style:style>
    <style:style style:name="Table11.A" style:family="table-column">
      <style:table-column-properties style:column-width="0.8854in"/>
    </style:style>
    <style:style style:name="Table11.B" style:family="table-column">
      <style:table-column-properties style:column-width="4.541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2708in" fo:margin-left="0.6917in" fo:margin-right="0.9625in" table:align="margins"/>
    </style:style>
    <style:style style:name="Table14.A" style:family="table-column">
      <style:table-column-properties style:column-width="3.4063in" style:rel-column-width="42351*"/>
    </style:style>
    <style:style style:name="Table14.B" style:family="table-column">
      <style:table-column-properties style:column-width="1.8646in" style:rel-column-width="23184*"/>
    </style:style>
    <style:style style:name="Table1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2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3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bold" style:font-weight-asian="bold" style:font-weight-complex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5pt" fo:language="en" fo:country="US" fo:font-weight="bold"/>
    </style:style>
    <style:style style:name="P5" style:family="paragraph" style:parent-style-name="Normal">
      <style:paragraph-properties fo:text-align="start" style:justify-single-word="false"/>
      <style:text-properties fo:color="#000000" style:font-name="Liberation Serif1" fo:font-size="12pt" fo:font-weight="normal"/>
    </style:style>
    <style:style style:name="P6" style:family="paragraph" style:parent-style-name="Normal">
      <style:text-properties fo:color="#000000" style:font-name="Liberation Serif1" fo:font-size="12pt" fo:language="en" fo:country="US" fo:font-weight="normal"/>
    </style:style>
    <style:style style:name="P7" style:family="paragraph" style:parent-style-name="Normal">
      <style:paragraph-properties fo:text-align="center" style:justify-single-word="false"/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0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31e77a"/>
    </style:style>
    <style:style style:name="P1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3ff4"/>
    </style:style>
    <style:style style:name="P12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13" style:family="paragraph" style:parent-style-name="Normal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4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5" style:family="paragraph" style:parent-style-name="Normal">
      <style:text-properties fo:color="#000000" style:font-name="Liberation Serif1" fo:font-size="12pt" fo:language="en" fo:country="US" fo:font-weight="normal" officeooo:paragraph-rsid="00c446fb"/>
    </style:style>
    <style:style style:name="P16" style:family="paragraph" style:parent-style-name="Normal">
      <style:text-properties fo:color="#000000" style:font-name="Liberation Serif1" fo:font-size="12pt" fo:language="en" fo:country="US" fo:font-weight="normal" officeooo:paragraph-rsid="00c873ac"/>
    </style:style>
    <style:style style:name="P17" style:family="paragraph" style:parent-style-name="Normal">
      <style:text-properties fo:color="#000000" style:font-name="Liberation Serif1" fo:font-size="12pt" fo:language="en" fo:country="US" fo:font-weight="normal" officeooo:rsid="00c873ac" officeooo:paragraph-rsid="00c446fb" style:font-weight-asian="bold" style:font-weight-complex="bold"/>
    </style:style>
    <style:style style:name="P18" style:family="paragraph" style:parent-style-name="Normal">
      <style:text-properties fo:color="#000000" style:font-name="Liberation Serif1" fo:font-size="12pt" fo:language="en" fo:country="US" fo:font-weight="bold"/>
    </style:style>
    <style:style style:name="P19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bold"/>
    </style:style>
    <style:style style:name="P20" style:family="paragraph" style:parent-style-name="Normal">
      <style:text-properties fo:color="#000000" style:font-name="Liberation Serif1" fo:font-size="12pt" fo:language="en" fo:country="US" fo:font-weight="bold" style:font-weight-asian="bold" style:font-weight-complex="bold"/>
    </style:style>
    <style:style style:name="P21" style:family="paragraph" style:parent-style-name="Normal">
      <style:text-properties fo:color="#000000" style:font-name="Liberation Serif1" fo:font-size="13pt" fo:language="en" fo:country="US" fo:font-weight="bold" style:font-size-asian="13pt" style:font-weight-asian="bold" style:font-size-complex="13pt" style:font-weight-complex="bold"/>
    </style:style>
    <style:style style:name="P22" style:family="paragraph" style:parent-style-name="Normal">
      <style:paragraph-properties fo:text-align="center" style:justify-single-word="false"/>
      <style:text-properties fo:font-size="15pt" fo:font-weight="bold"/>
    </style:style>
    <style:style style:name="P23" style:family="paragraph" style:parent-style-name="Normal">
      <style:paragraph-properties fo:text-align="start" style:justify-single-word="false"/>
      <style:text-properties fo:font-size="15pt" fo:font-weight="bold"/>
    </style:style>
    <style:style style:name="P24" style:family="paragraph" style:parent-style-name="Normal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5" style:family="paragraph" style:parent-style-name="Normal">
      <style:paragraph-properties fo:text-align="start" style:justify-single-word="false"/>
      <style:text-properties fo:font-size="15pt" fo:font-weight="bold" style:font-size-asian="15pt" style:font-size-complex="15pt"/>
    </style:style>
    <style:style style:name="P26" style:family="paragraph" style:parent-style-name="Normal">
      <style:paragraph-properties fo:text-align="start" style:justify-single-word="false"/>
      <style:text-properties fo:font-size="15pt" fo:font-weight="bold" style:font-weight-asian="bold" style:font-weight-complex="bold"/>
    </style:style>
    <style:style style:name="P27" style:family="paragraph" style:parent-style-name="Normal">
      <style:paragraph-properties fo:text-align="start" style:justify-single-word="false"/>
      <style:text-properties fo:font-size="15pt" fo:font-weight="normal" style:font-weight-asian="normal" style:font-weight-complex="normal"/>
    </style:style>
    <style:style style:name="P28" style:family="paragraph" style:parent-style-name="Normal">
      <style:paragraph-properties fo:text-align="start" style:justify-single-word="false"/>
      <style:text-properties fo:font-size="12pt" fo:font-weight="normal"/>
    </style:style>
    <style:style style:name="P29" style:family="paragraph" style:parent-style-name="Normal">
      <style:paragraph-properties fo:text-align="start" style:justify-single-word="false"/>
      <style:text-properties fo:font-size="12pt" fo:font-weight="normal" officeooo:paragraph-rsid="00a0a882"/>
    </style:style>
    <style:style style:name="P30" style:family="paragraph" style:parent-style-name="Normal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1" style:family="paragraph" style:parent-style-name="Normal">
      <style:paragraph-properties fo:text-align="start" style:justify-single-word="false"/>
      <style:text-properties fo:font-size="12pt" fo:font-weight="normal" style:font-weight-asian="normal" style:font-weight-complex="normal"/>
    </style:style>
    <style:style style:name="P32" style:family="paragraph" style:parent-style-name="Normal">
      <style:paragraph-properties fo:text-align="start" style:justify-single-word="false"/>
      <style:text-properties fo:font-size="12pt" fo:font-weight="normal" officeooo:paragraph-rsid="00918cb0" style:font-weight-asian="normal" style:font-weight-complex="normal"/>
    </style:style>
    <style:style style:name="P33" style:family="paragraph" style:parent-style-name="Normal">
      <style:paragraph-properties fo:text-align="start" style:justify-single-word="false"/>
      <style:text-properties fo:font-size="12pt" fo:font-weight="normal" officeooo:paragraph-rsid="00d19b18" style:font-weight-asian="normal" style:font-weight-complex="normal"/>
    </style:style>
    <style:style style:name="P34" style:family="paragraph" style:parent-style-name="Normal">
      <style:paragraph-properties fo:text-align="start" style:justify-single-word="false"/>
      <style:text-properties fo:font-size="12pt" fo:font-weight="normal" officeooo:rsid="0093d3d0" officeooo:paragraph-rsid="00aa8e6f" style:font-weight-asian="normal" style:font-weight-complex="normal"/>
    </style:style>
    <style:style style:name="P35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Normal">
      <style:paragraph-properties fo:text-align="start" style:justify-single-word="false"/>
      <style:text-properties fo:font-size="12pt" fo:font-weight="bold"/>
    </style:style>
    <style:style style:name="P37" style:family="paragraph" style:parent-style-name="Normal">
      <style:paragraph-properties fo:text-align="start" style:justify-single-word="false"/>
      <style:text-properties fo:font-size="12pt" fo:font-weight="bold" officeooo:paragraph-rsid="0067fa49"/>
    </style:style>
    <style:style style:name="P38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39" style:family="paragraph" style:parent-style-name="Normal">
      <style:paragraph-properties fo:text-align="start" style:justify-single-word="false"/>
      <style:text-properties fo:font-size="12pt" fo:font-weight="bold" officeooo:paragraph-rsid="009286bd" style:font-weight-asian="bold" style:font-weight-complex="bold"/>
    </style:style>
    <style:style style:name="P40" style:family="paragraph" style:parent-style-name="Normal">
      <style:paragraph-properties fo:text-align="start" style:justify-single-word="false"/>
      <style:text-properties fo:font-size="12pt" fo:font-weight="bold" officeooo:paragraph-rsid="00953aa9" style:font-weight-asian="bold" style:font-weight-complex="bold"/>
    </style:style>
    <style:style style:name="P41" style:family="paragraph" style:parent-style-name="Normal">
      <style:paragraph-properties fo:text-align="start" style:justify-single-word="false"/>
      <style:text-properties fo:font-size="12pt" fo:font-weight="bold" officeooo:paragraph-rsid="00aa8e6f" style:font-weight-asian="bold" style:font-weight-complex="bold"/>
    </style:style>
    <style:style style:name="P42" style:family="paragraph" style:parent-style-name="Normal">
      <style:paragraph-properties fo:text-align="start" style:justify-single-word="false"/>
      <style:text-properties fo:font-size="12pt" fo:font-weight="bold" officeooo:paragraph-rsid="00aacb8a" style:font-weight-asian="bold" style:font-weight-complex="bold"/>
    </style:style>
    <style:style style:name="P43" style:family="paragraph" style:parent-style-name="Normal">
      <style:paragraph-properties fo:text-align="start" style:justify-single-word="false"/>
      <style:text-properties fo:font-size="12pt"/>
    </style:style>
    <style:style style:name="P44" style:family="paragraph" style:parent-style-name="Normal">
      <style:paragraph-properties fo:text-align="start" style:justify-single-word="false"/>
      <style:text-properties fo:font-size="12pt" officeooo:rsid="008c0914" officeooo:paragraph-rsid="008c0914"/>
    </style:style>
    <style:style style:name="P45" style:family="paragraph" style:parent-style-name="Normal">
      <style:paragraph-properties fo:text-align="start" style:justify-single-word="false"/>
      <style:text-properties fo:font-size="12pt" officeooo:rsid="008f0130" officeooo:paragraph-rsid="008f0130"/>
    </style:style>
    <style:style style:name="P46" style:family="paragraph" style:parent-style-name="Normal">
      <style:paragraph-properties fo:text-align="start" style:justify-single-word="false"/>
      <style:text-properties fo:font-size="12pt" officeooo:rsid="0090dc71" officeooo:paragraph-rsid="0090dc71"/>
    </style:style>
    <style:style style:name="P47" style:family="paragraph" style:parent-style-name="Normal">
      <style:paragraph-properties fo:text-align="start" style:justify-single-word="false"/>
    </style:style>
    <style:style style:name="P48" style:family="paragraph" style:parent-style-name="Normal">
      <style:paragraph-properties fo:text-align="center" style:justify-single-word="false"/>
    </style:style>
    <style:style style:name="P49" style:family="paragraph" style:parent-style-name="Normal">
      <style:text-properties style:font-name="Liberation Serif1" fo:font-size="12pt" fo:language="en" fo:country="US" fo:font-weight="normal"/>
    </style:style>
    <style:style style:name="P50" style:family="paragraph" style:parent-style-name="Normal">
      <style:paragraph-properties fo:text-align="start" style:justify-single-word="false"/>
      <style:text-properties style:font-name="Liberation Serif1" fo:font-size="12pt" fo:language="en" fo:country="US" fo:font-weight="normal" officeooo:paragraph-rsid="0067fa49"/>
    </style:style>
    <style:style style:name="P51" style:family="paragraph" style:parent-style-name="Normal">
      <style:paragraph-properties fo:text-align="start" style:justify-single-word="false"/>
      <style:text-properties style:font-name="Liberation Serif1" fo:font-size="12pt"/>
    </style:style>
    <style:style style:name="P52" style:family="paragraph" style:parent-style-name="Normal">
      <style:paragraph-properties fo:text-align="center" style:justify-single-word="false"/>
      <style:text-properties fo:font-weight="bold"/>
    </style:style>
    <style:style style:name="P53" style:family="paragraph" style:parent-style-name="Normal">
      <style:paragraph-properties fo:text-align="center" style:justify-single-word="false"/>
      <style:text-properties fo:color="#0000ff" fo:font-weight="bold"/>
    </style:style>
    <style:style style:name="P54" style:family="paragraph" style:parent-style-name="Normal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5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7fa49"/>
    </style:style>
    <style:style style:name="P5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fa46d"/>
    </style:style>
    <style:style style:name="P5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704733"/>
    </style:style>
    <style:style style:name="P5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446a5"/>
    </style:style>
    <style:style style:name="P6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766e5"/>
    </style:style>
    <style:style style:name="P6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5c0c4" officeooo:paragraph-rsid="0085c0c4"/>
    </style:style>
    <style:style style:name="P6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/>
    </style:style>
    <style:style style:name="P6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6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5pt" fo:font-weight="bold" style:font-size-asian="15pt" style:font-size-complex="15pt"/>
    </style:style>
    <style:style style:name="P6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6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6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7fa49"/>
    </style:style>
    <style:style style:name="P6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c3cfe"/>
    </style:style>
    <style:style style:name="P6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168c8"/>
    </style:style>
    <style:style style:name="P7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5a9e4"/>
    </style:style>
    <style:style style:name="P7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665a4"/>
    </style:style>
    <style:style style:name="P72" style:family="paragraph" style:parent-style-name="Normal">
      <style:paragraph-properties fo:margin-left="0in" fo:margin-right="0in" fo:text-align="center" style:justify-single-word="false" fo:text-indent="0in" style:auto-text-indent="false"/>
    </style:style>
    <style:style style:name="P73" style:family="paragraph" style:parent-style-name="Table_20_Contents">
      <style:text-properties style:font-name="Liberation Serif1" fo:font-size="12pt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75" style:family="paragraph" style:parent-style-name="Table_20_Contents">
      <style:paragraph-properties fo:text-align="start" style:justify-single-word="false"/>
      <style:text-properties style:font-name="Liberation Serif1" fo:font-size="12pt" officeooo:rsid="001d15f0" officeooo:paragraph-rsid="001d15f0"/>
    </style:style>
    <style:style style:name="P76" style:family="paragraph" style:parent-style-name="Table_20_Contents">
      <style:paragraph-properties fo:text-align="start" style:justify-single-word="false"/>
      <style:text-properties style:font-name="Liberation Serif1" fo:font-size="12pt" officeooo:rsid="00245582" officeooo:paragraph-rsid="00245582"/>
    </style:style>
    <style:style style:name="P77" style:family="paragraph" style:parent-style-name="Table_20_Contents">
      <style:paragraph-properties fo:text-align="start" style:justify-single-word="false"/>
      <style:text-properties style:font-name="Liberation Serif1" fo:font-size="12pt" officeooo:rsid="0028d6a0" officeooo:paragraph-rsid="0028d6a0"/>
    </style:style>
    <style:style style:name="P78" style:family="paragraph" style:parent-style-name="Table_20_Contents">
      <style:paragraph-properties fo:text-align="start" style:justify-single-word="false"/>
      <style:text-properties style:font-name="Liberation Serif1" fo:font-size="12pt" officeooo:rsid="003b577d" officeooo:paragraph-rsid="003b577d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1" fo:font-size="12pt" officeooo:rsid="0044d9e7" officeooo:paragraph-rsid="0044d9e7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1" fo:font-size="12pt" officeooo:rsid="0047e8ed" officeooo:paragraph-rsid="0047e8ed"/>
    </style:style>
    <style:style style:name="P81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82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83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84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5" style:family="paragraph" style:parent-style-name="Table_20_Contents">
      <style:paragraph-properties fo:text-align="start" style:justify-single-word="false"/>
      <style:text-properties fo:font-size="12pt"/>
    </style:style>
    <style:style style:name="P8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7" style:family="paragraph" style:parent-style-name="Normal" style:list-style-name="L1">
      <style:text-properties fo:color="#000000" style:font-name="Liberation Serif1" fo:font-size="12pt" fo:language="en" fo:country="US" fo:font-weight="normal"/>
    </style:style>
    <style:style style:name="P88" style:family="paragraph" style:parent-style-name="Normal" style:list-style-name="L2">
      <style:text-properties fo:color="#000000" style:font-name="Liberation Serif1" fo:font-size="12pt" fo:language="en" fo:country="US" fo:font-weight="normal"/>
    </style:style>
    <style:style style:name="P8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9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8446a5"/>
    </style:style>
    <style:style style:name="P9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da9aff"/>
    </style:style>
    <style:style style:name="P9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de173d"/>
    </style:style>
    <style:style style:name="P9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de47ab"/>
    </style:style>
    <style:style style:name="P9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f0130" officeooo:paragraph-rsid="00de173d"/>
    </style:style>
    <style:style style:name="P95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f5492" style:font-weight-asian="normal" style:font-weight-complex="normal"/>
    </style:style>
    <style:style style:name="T7" style:family="text">
      <style:text-properties fo:font-weight="normal" officeooo:rsid="0093d3d0" style:font-weight-asian="normal" style:font-weight-complex="normal"/>
    </style:style>
    <style:style style:name="T8" style:family="text">
      <style:text-properties fo:font-weight="normal" officeooo:rsid="00953aa9" style:font-weight-asian="normal" style:font-weight-complex="normal"/>
    </style:style>
    <style:style style:name="T9" style:family="text">
      <style:text-properties fo:font-weight="normal" officeooo:rsid="00a2a8f8" style:font-weight-asian="normal" style:font-weight-complex="normal"/>
    </style:style>
    <style:style style:name="T10" style:family="text">
      <style:text-properties fo:font-weight="normal" officeooo:rsid="00a61017" style:font-weight-asian="normal" style:font-weight-complex="normal"/>
    </style:style>
    <style:style style:name="T11" style:family="text">
      <style:text-properties fo:font-weight="normal" officeooo:rsid="00ae4be6" style:font-weight-asian="normal" style:font-weight-complex="normal"/>
    </style:style>
    <style:style style:name="T12" style:family="text">
      <style:text-properties fo:font-weight="normal" officeooo:rsid="00ce6020" style:font-weight-asian="normal" style:font-weight-complex="normal"/>
    </style:style>
    <style:style style:name="T13" style:family="text">
      <style:text-properties fo:font-weight="normal" style:font-size-asian="12pt" style:font-weight-asian="normal" style:font-size-complex="12pt" style:font-weight-complex="normal"/>
    </style:style>
    <style:style style:name="T14" style:family="text">
      <style:text-properties fo:font-weight="normal" officeooo:rsid="0054e5a7"/>
    </style:style>
    <style:style style:name="T15" style:family="text">
      <style:text-properties fo:color="#000000"/>
    </style:style>
    <style:style style:name="T16" style:family="text">
      <style:text-properties fo:color="#000000" style:font-name="Liberation Serif1" fo:font-size="12pt" fo:language="en" fo:country="US" fo:font-weight="normal"/>
    </style:style>
    <style:style style:name="T17" style:family="text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T18" style:family="text">
      <style:text-properties fo:color="#000000" style:font-name="Liberation Serif1" fo:font-size="12pt" fo:language="en" fo:country="US" fo:font-weight="bold" style:font-weight-asian="bold" style:font-weight-complex="bold"/>
    </style:style>
    <style:style style:name="T19" style:family="text">
      <style:text-properties fo:color="#000000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erif1" fo:font-size="12pt" fo:language="en" fo:country="US" fo:font-weight="bold"/>
    </style:style>
    <style:style style:name="T21" style:family="text">
      <style:text-properties style:font-name="Liberation Serif1" fo:font-size="12pt" fo:language="en" fo:country="US" fo:font-weight="normal"/>
    </style:style>
    <style:style style:name="T22" style:family="text">
      <style:text-properties style:font-name="Liberation Serif1" fo:font-size="12pt" fo:language="en" fo:country="US" fo:font-weight="normal" officeooo:rsid="00d35660"/>
    </style:style>
    <style:style style:name="T23" style:family="text">
      <style:text-properties style:font-name="Liberation Serif1" fo:font-size="12pt" fo:language="en" fo:country="US" fo:font-weight="normal" officeooo:rsid="00d63a01"/>
    </style:style>
    <style:style style:name="T24" style:family="text">
      <style:text-properties style:font-name="Liberation Serif1" fo:font-size="12pt" fo:language="en" fo:country="US" fo:font-weight="normal" officeooo:rsid="00d6d3dd"/>
    </style:style>
    <style:style style:name="T25" style:family="text">
      <style:text-properties fo:font-weight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weight-asian="normal" style:font-style-complex="normal" style:font-weight-complex="normal"/>
    </style:style>
    <style:style style:name="T29" style:family="text">
      <style:text-properties fo:color="#0000ff"/>
    </style:style>
    <style:style style:name="T30" style:family="text">
      <style:text-properties style:font-size-asian="12pt" style:font-size-complex="12pt"/>
    </style:style>
    <style:style style:name="T31" style:family="text">
      <style:text-properties style:font-size-asian="12pt" style:font-weight-asian="bold" style:font-size-complex="12pt" style:font-weight-complex="bold"/>
    </style:style>
    <style:style style:name="T32" style:family="text">
      <style:text-properties style:font-weight-asian="bold" style:font-weight-complex="bold"/>
    </style:style>
    <style:style style:name="T33" style:family="text">
      <style:text-properties officeooo:rsid="00c7fa9c" style:font-weight-asian="bold" style:font-weight-complex="bold"/>
    </style:style>
    <style:style style:name="T34" style:family="text">
      <style:text-properties officeooo:rsid="00cc5a8d" style:font-weight-asian="bold" style:font-weight-complex="bold"/>
    </style:style>
    <style:style style:name="T35" style:family="text">
      <style:text-properties style:font-weight-asian="normal" style:font-weight-complex="normal"/>
    </style:style>
    <style:style style:name="T36" style:family="text">
      <style:text-properties officeooo:rsid="00c29ab4" style:font-weight-asian="normal" style:font-weight-complex="normal"/>
    </style:style>
    <style:style style:name="T37" style:family="text">
      <style:text-properties officeooo:rsid="00ce8c6a" style:font-weight-asian="normal" style:font-weight-complex="normal"/>
    </style:style>
    <style:style style:name="T38" style:family="text">
      <style:text-properties officeooo:rsid="001d15f0"/>
    </style:style>
    <style:style style:name="T39" style:family="text">
      <style:text-properties officeooo:rsid="001d32f9"/>
    </style:style>
    <style:style style:name="T40" style:family="text">
      <style:text-properties officeooo:rsid="00245582"/>
    </style:style>
    <style:style style:name="T41" style:family="text">
      <style:text-properties officeooo:rsid="0026e005"/>
    </style:style>
    <style:style style:name="T42" style:family="text">
      <style:text-properties officeooo:rsid="002a9f14"/>
    </style:style>
    <style:style style:name="T43" style:family="text">
      <style:text-properties officeooo:rsid="002e6b58"/>
    </style:style>
    <style:style style:name="T44" style:family="text">
      <style:text-properties officeooo:rsid="0032bf01"/>
    </style:style>
    <style:style style:name="T45" style:family="text">
      <style:text-properties officeooo:rsid="0038f5db"/>
    </style:style>
    <style:style style:name="T46" style:family="text">
      <style:text-properties officeooo:rsid="003a9a17"/>
    </style:style>
    <style:style style:name="T47" style:family="text">
      <style:text-properties officeooo:rsid="00421820"/>
    </style:style>
    <style:style style:name="T48" style:family="text">
      <style:text-properties officeooo:rsid="0044d9e7"/>
    </style:style>
    <style:style style:name="T49" style:family="text">
      <style:text-properties officeooo:rsid="00451efc"/>
    </style:style>
    <style:style style:name="T50" style:family="text">
      <style:text-properties officeooo:rsid="0047e8ed"/>
    </style:style>
    <style:style style:name="T51" style:family="text">
      <style:text-properties officeooo:rsid="004897d0"/>
    </style:style>
    <style:style style:name="T52" style:family="text">
      <style:text-properties officeooo:rsid="004aeebc"/>
    </style:style>
    <style:style style:name="T53" style:family="text">
      <style:text-properties officeooo:rsid="0051c538"/>
    </style:style>
    <style:style style:name="T54" style:family="text">
      <style:text-properties officeooo:rsid="00531336"/>
    </style:style>
    <style:style style:name="T55" style:family="text">
      <style:text-properties officeooo:rsid="0054f6c1"/>
    </style:style>
    <style:style style:name="T56" style:family="text">
      <style:text-properties officeooo:rsid="0056f448"/>
    </style:style>
    <style:style style:name="T57" style:family="text">
      <style:text-properties officeooo:rsid="005983cc"/>
    </style:style>
    <style:style style:name="T58" style:family="text">
      <style:text-properties officeooo:rsid="005c6031"/>
    </style:style>
    <style:style style:name="T59" style:family="text">
      <style:text-properties officeooo:rsid="005cab0b"/>
    </style:style>
    <style:style style:name="T60" style:family="text">
      <style:text-properties officeooo:rsid="0062d559"/>
    </style:style>
    <style:style style:name="T61" style:family="text">
      <style:text-properties officeooo:rsid="0069db19"/>
    </style:style>
    <style:style style:name="T62" style:family="text">
      <style:text-properties officeooo:rsid="006e3a9d"/>
    </style:style>
    <style:style style:name="T63" style:family="text">
      <style:text-properties officeooo:rsid="007c6ced"/>
    </style:style>
    <style:style style:name="T64" style:family="text">
      <style:text-properties officeooo:rsid="00809181"/>
    </style:style>
    <style:style style:name="T65" style:family="text">
      <style:text-properties officeooo:rsid="00824a5c"/>
    </style:style>
    <style:style style:name="T66" style:family="text">
      <style:text-properties officeooo:rsid="008c0914"/>
    </style:style>
    <style:style style:name="T67" style:family="text">
      <style:text-properties officeooo:rsid="008f4876"/>
    </style:style>
    <style:style style:name="T68" style:family="text">
      <style:text-properties officeooo:rsid="009286bd"/>
    </style:style>
    <style:style style:name="T69" style:family="text">
      <style:text-properties officeooo:rsid="0097e33b"/>
    </style:style>
    <style:style style:name="T70" style:family="text">
      <style:text-properties officeooo:rsid="0099476c"/>
    </style:style>
    <style:style style:name="T71" style:family="text">
      <style:text-properties officeooo:rsid="009aaaa2"/>
    </style:style>
    <style:style style:name="T72" style:family="text">
      <style:text-properties officeooo:rsid="009c8e16"/>
    </style:style>
    <style:style style:name="T73" style:family="text">
      <style:text-properties officeooo:rsid="009d42f3"/>
    </style:style>
    <style:style style:name="T74" style:family="text">
      <style:text-properties officeooo:rsid="00a0a882"/>
    </style:style>
    <style:style style:name="T75" style:family="text">
      <style:text-properties officeooo:rsid="00a0e918"/>
    </style:style>
    <style:style style:name="T76" style:family="text">
      <style:text-properties officeooo:rsid="00a42acd"/>
    </style:style>
    <style:style style:name="T77" style:family="text">
      <style:text-properties officeooo:rsid="00a432c8"/>
    </style:style>
    <style:style style:name="T78" style:family="text">
      <style:text-properties officeooo:rsid="00a46e9a"/>
    </style:style>
    <style:style style:name="T79" style:family="text">
      <style:text-properties officeooo:rsid="00aab4ef"/>
    </style:style>
    <style:style style:name="T80" style:family="text">
      <style:text-properties officeooo:rsid="00aacb8a"/>
    </style:style>
    <style:style style:name="T81" style:family="text">
      <style:text-properties officeooo:rsid="00b08185"/>
    </style:style>
    <style:style style:name="T82" style:family="text">
      <style:text-properties officeooo:rsid="00b13f86"/>
    </style:style>
    <style:style style:name="T83" style:family="text">
      <style:text-properties officeooo:rsid="00b953bc"/>
    </style:style>
    <style:style style:name="T84" style:family="text">
      <style:text-properties officeooo:rsid="00badc0b"/>
    </style:style>
    <style:style style:name="T85" style:family="text">
      <style:text-properties officeooo:rsid="00bb0e62"/>
    </style:style>
    <style:style style:name="T86" style:family="text">
      <style:text-properties officeooo:rsid="00bd2161"/>
    </style:style>
    <style:style style:name="T87" style:family="text">
      <style:text-properties officeooo:rsid="00be6acc"/>
    </style:style>
    <style:style style:name="T88" style:family="text">
      <style:text-properties officeooo:rsid="00bfe3e5"/>
    </style:style>
    <style:style style:name="T89" style:family="text">
      <style:text-properties officeooo:rsid="00c11d63"/>
    </style:style>
    <style:style style:name="T90" style:family="text">
      <style:text-properties officeooo:rsid="00c1987f"/>
    </style:style>
    <style:style style:name="T91" style:family="text">
      <style:text-properties officeooo:rsid="00ce8c6a"/>
    </style:style>
    <style:style style:name="T92" style:family="text">
      <style:text-properties officeooo:rsid="00d35660"/>
    </style:style>
    <style:style style:name="T93" style:family="text">
      <style:text-properties officeooo:rsid="008446a5"/>
    </style:style>
    <style:style style:name="T94" style:family="text">
      <style:text-properties officeooo:rsid="00da9aff"/>
    </style:style>
    <style:style style:name="T95" style:family="text">
      <style:text-properties officeooo:rsid="00dc4e3a"/>
    </style:style>
    <style:style style:name="T96" style:family="text">
      <style:text-properties officeooo:rsid="00e0184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2">File Structure of Alphadict Dictionary</text:p>
        <text:p text:style-name="P22">Version 1</text:p>
        <text:p text:style-name="P22"/>
        <text:p text:style-name="P22"/>
        <text:p text:style-name="P23">Introduce</text:p>
        <text:p text:style-name="P30"/>
        <text:p text:style-name="P28">This file structure is a inner format of Alphadict--a cross-platform open source software, supporting almost all the languages over the world. It is a binary file with a UTF-8 coding including three areas --Header, Index and Data. You can make your dictionary easily by using front-end format based on xml (more detail see “front-end_format.xml”) . you can edit the xml using any editor and convert it to a dictionary of Alphadict by a command tool “AlConvert”.</text:p>
        <text:p text:style-name="P28"/>
        <text:p text:style-name="P28">In November 2013, <text:s/>I wr<text:span text:style-name="T96">o</text:span>te the first draft version 1.</text:p>
        <text:p text:style-name="P28"/>
        <text:p text:style-name="P24">History</text:p>
        <text:p text:style-name="P24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83">version</text:p>
            </table:table-cell>
            <table:table-cell table:style-name="Table5.A1" office:value-type="string">
              <text:p text:style-name="P83">revise</text:p>
            </table:table-cell>
            <table:table-cell table:style-name="Table5.A1" office:value-type="string">
              <text:p text:style-name="P83">author</text:p>
            </table:table-cell>
            <table:table-cell table:style-name="Table5.D1" office:value-type="string">
              <text:p text:style-name="P83">date</text:p>
            </table:table-cell>
          </table:table-row>
          <table:table-row>
            <table:table-cell table:style-name="Table5.A2" office:value-type="string">
              <text:p text:style-name="P84">1</text:p>
            </table:table-cell>
            <table:table-cell table:style-name="Table5.A2" office:value-type="string">
              <text:p text:style-name="P84"/>
            </table:table-cell>
            <table:table-cell table:style-name="Table5.A2" office:value-type="string">
              <text:p text:style-name="P84">LiQiong Lee </text:p>
              <text:p text:style-name="P84">&lt;LiQiong.karotrz.lee@gmail.com&gt;</text:p>
            </table:table-cell>
            <table:table-cell table:style-name="Table5.D2" office:value-type="string">
              <text:p text:style-name="P84">Nov-22-2013</text:p>
            </table:table-cell>
          </table:table-row>
        </table:table>
        <text:p text:style-name="P24"/>
        <text:p text:style-name="P24"/>
        <text:p text:style-name="P28"/>
        <text:p text:style-name="P28"><text:s/></text:p>
        <text:p text:style-name="P23"/>
        <text:p text:style-name="P23"/>
        <text:p text:style-name="P27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><text:soft-page-break/>1<text:tab/>Definitions and Convention</text:p>
        <text:p text:style-name="P23"><text:tab/><text:span text:style-name="T2">For the purposes of this standard, the following definitions and conventions apply.</text:span></text:p>
        <text:p text:style-name="P28"/>
        <text:p text:style-name="P36">1.1<text:tab/>Numerical values </text:p>
        <text:p text:style-name="P23"><text:span text:style-name="T1"><text:tab/></text:span><text:span text:style-name="T2">A numerical value shall be represented in binary notation by 8/16/32/64-bit fields.</text:span></text:p>
        <text:p text:style-name="P28"><text:tab/>The byte order of multi-byte numerical shall be <text:span text:style-name="T27">little-endian</text:span><text:span text:style-name="T26">(</text:span>Least significant byte first). </text:p>
        <text:p text:style-name="P28"/>
        <text:p text:style-name="P28"><text:tab/>For example, the decimal number <text:s/>30600 has (77 88) as its hexadecimal represention and is</text:p>
        <text:p text:style-name="P28"><text:tab/>recorded as (88 77).</text:p>
        <text:p text:style-name="P36"/>
        <text:p text:style-name="P36">1.2<text:tab/><text:span text:style-name="T31">NULL</text:span></text:p>
        <text:p text:style-name="P35"><text:tab/>A null number value shall be represented in binary notation by all-bit being one in a field . It is <text:tab/>const. The NULL of shall be 0xff for 8-bit field, <text:s/>0xffff for 16-bit, oxffffffff for 32-bit. </text:p>
        <text:p text:style-name="P35"/>
        <text:p text:style-name="P36">1.3<text:tab/>W-Char values</text:p>
        <text:p text:style-name="P36"><text:span text:style-name="T5"><text:tab/>A </text:span><text:span text:style-name="T4">variation of numerical value as a </text:span><text:span text:style-name="T14">32</text:span><text:span text:style-name="T4">-bit number representing a character by its unicode value.</text:span></text:p>
        <text:p text:style-name="P23"><text:tab/></text:p>
        <text:p text:style-name="P36">1.4 <text:tab/>Date values<text:tab/></text:p>
        <text:p text:style-name="P28"><text:tab/>A variation of numerical value as a 32-bit number, representing a date. </text:p>
        <text:p text:style-name="P28"><text:tab/>The format shall be satisfied as follows.</text:p>
        <text:p text:style-name="P23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48">BP1</text:p>
            </table:table-cell>
            <table:table-cell table:style-name="Table1.A1" office:value-type="string">
              <text:p text:style-name="P48">BP2</text:p>
            </table:table-cell>
            <table:table-cell table:style-name="Table1.C1" office:value-type="string">
              <text:p text:style-name="P48">BP3 to BP4</text:p>
            </table:table-cell>
          </table:table-row>
          <table:table-row>
            <table:table-cell table:style-name="Table1.A2" office:value-type="string">
              <text:p text:style-name="P72">The Number of Day</text:p>
            </table:table-cell>
            <table:table-cell table:style-name="Table1.A2" office:value-type="string">
              <text:p text:style-name="P48">The Number of Month</text:p>
            </table:table-cell>
            <table:table-cell table:style-name="Table1.C2" office:value-type="string">
              <text:p text:style-name="P7">The Number of Year</text:p>
            </table:table-cell>
          </table:table-row>
        </table:table>
        <text:p text:style-name="P28"><text:tab/></text:p>
        <text:p text:style-name="P23"><text:span text:style-name="T1"><text:tab/></text:span><text:span text:style-name="T2">For example, <text:s/>the hexadecimal numbers (19 0B <text:s/>62 13 ) represents “Nov 25, 1998”.</text:span></text:p>
        <text:p text:style-name="P23"/>
        <text:p text:style-name="P19">1.5<text:tab/>Character sets and coding</text:p>
        <text:p text:style-name="P65"><text:span text:style-name="T20"><text:tab/></text:span><text:span text:style-name="T21">The characters </text:span><text:span text:style-name="T23">and u8string </text:span><text:span text:style-name="T21">shall be coded according to UTF-8.</text:span></text:p>
        <text:p text:style-name="P55"><text:tab/>In each fixed-length filed, the characters shall be left-justified and remaining byte positions on </text:p>
        <text:p text:style-name="P55"><text:tab/>the right shall be set to zero(0).</text:p>
        <text:p text:style-name="P91"><text:tab/><text:span text:style-name="T95">u8string shall include a <text:s/></text:span><text:span text:style-name="T37">the terminating null byte ('\0') at the end, </text:span></text:p>
        <text:p text:style-name="P55"><text:tab/></text:p>
        <text:p text:style-name="P3">1.6<text:tab/>Logical Block </text:p>
        <text:p text:style-name="P3"><text:tab/><text:span text:style-name="T5">A group of 256 bytes treated as a logical unit. Each Logical Block shall be identified by a <text:tab/>unique Logical Block Number. Logical Block Numbers shall be integers assigned in ascending</text:span></text:p>
        <text:p text:style-name="P2"><text:tab/>order starting with 1.</text:p>
        <text:p text:style-name="P2"><text:tab/>The Size of Logical Block should align the sector's size of filesystem, Make driver record a <text:tab/>“significant-data” whithin a or muti sector(s) as possible. 256 is a conservative number. </text:p>
        <text:p text:style-name="P1"><text:tab/></text:p>
        <text:p text:style-name="P4"><text:s/>2<text:tab/>Notation </text:p>
        <text:p text:style-name="P36"><text:span text:style-name="T30"><text:tab/></text:span><text:span text:style-name="T13">BP</text:span><text:span text:style-name="T30"><text:tab/> <text:tab/></text:span><text:span text:style-name="T13">Byte position within a descriptor, starting with 1. </text:span></text:p>
        <text:p text:style-name="P35"/>
        <text:p text:style-name="P27"/>
        <text:p text:style-name="P23"/>
        <text:p text:style-name="P23"/>
        <text:p text:style-name="P23"/>
        <text:p text:style-name="P23"><text:soft-page-break/>3<text:tab/>Header Descriptor</text:p>
        <text:p text:style-name="P29"><text:tab/>The <text:s/>Header Descriptors shall occupy the <text:span text:style-name="T28">first Logical block, and </text:span><text:s/>shall specify the layout of <text:tab/>dictionary file struct<text:span text:style-name="T73">ural</text:span>, shall identify the dictionary, the version of the dictionary, the author , <text:s text:c="14"/></text:p>
        <text:p text:style-name="P29"><text:s text:c="12"/>the source and destination languag<text:span text:style-name="T74">e</text:span> and some other meta informations. </text:p>
        <text:p text:style-name="P28"/>
        <text:p text:style-name="P36">3.1<text:tab/>Format of a Header Descriptors</text:p>
        <text:p text:style-name="P28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43">BP</text:p>
            </table:table-cell>
            <table:table-cell table:style-name="Table2.A1" office:value-type="string">
              <text:p text:style-name="P43">Field name</text:p>
            </table:table-cell>
            <table:table-cell table:style-name="Table2.C1" office:value-type="string">
              <text:p text:style-name="P43">Content</text:p>
            </table:table-cell>
          </table:table-row>
          <table:table-row>
            <table:table-cell table:style-name="Table2.A2" office:value-type="string">
              <text:p text:style-name="P43">1 to 2</text:p>
              <text:p text:style-name="P43"/>
              <text:p text:style-name="P43">3</text:p>
              <text:p text:style-name="P43"/>
              <text:p text:style-name="P43">4 to 7</text:p>
              <text:p text:style-name="P43"/>
              <text:p text:style-name="P43">8 to 67</text:p>
              <text:p text:style-name="P43"/>
              <text:p text:style-name="P43">68 to 69</text:p>
              <text:p text:style-name="P43"/>
              <text:p text:style-name="P43">70 to 129</text:p>
              <text:p text:style-name="P43"/>
              <text:p text:style-name="P43">130 to 133</text:p>
              <text:p text:style-name="P43"/>
              <text:p text:style-name="P43">134 </text:p>
              <text:p text:style-name="P43"/>
              <text:p text:style-name="P43">13<text:span text:style-name="T83">5</text:span> to 1<text:span text:style-name="T83">38</text:span></text:p>
              <text:p text:style-name="P43"/>
              <text:p text:style-name="P43">1<text:span text:style-name="T84">39</text:span> to 14<text:span text:style-name="T84">2</text:span></text:p>
              <text:p text:style-name="P43"/>
              <text:p text:style-name="P43">14<text:span text:style-name="T85">3</text:span> to <text:span text:style-name="T70">157</text:span></text:p>
              <text:p text:style-name="P43"/>
              <text:p text:style-name="P46">1<text:span text:style-name="T85">58</text:span> to <text:span text:style-name="T71">172</text:span></text:p>
            </table:table-cell>
            <table:table-cell table:style-name="Table2.A2" office:value-type="string">
              <text:p text:style-name="P43">Magic Word</text:p>
              <text:p text:style-name="P43"/>
              <text:p text:style-name="P43">Header <text:s/>Version</text:p>
              <text:p text:style-name="P43"/>
              <text:p text:style-name="P43">Publish Date</text:p>
              <text:p text:style-name="P43"/>
              <text:p text:style-name="P43">Publisher <text:s/>Identifier</text:p>
              <text:p text:style-name="P43"/>
              <text:p text:style-name="P43">Dict Version</text:p>
              <text:p text:style-name="P43"/>
              <text:p text:style-name="P43">Dict Identifier</text:p>
              <text:p text:style-name="P43"/>
              <text:p text:style-name="P43">Entries</text:p>
              <text:p text:style-name="P43"/>
              <text:p text:style-name="P43">Location of Index Character Area</text:p>
              <text:p text:style-name="P43"/>
              <text:p text:style-name="P43">Location of Index String Area</text:p>
              <text:p text:style-name="P43"/>
              <text:p text:style-name="P43">Location of Data Area</text:p>
              <text:p text:style-name="P43"/>
              <text:p text:style-name="P44">Source Language</text:p>
              <text:p text:style-name="P44"/>
              <text:p text:style-name="P45"><text:span text:style-name="T67">D</text:span>estination Language</text:p>
            </table:table-cell>
            <table:table-cell table:style-name="Table2.C2" office:value-type="string">
              <text:p text:style-name="P43">0x77 0x88</text:p>
              <text:p text:style-name="P43"/>
              <text:p text:style-name="P43">numerical value</text:p>
              <text:p text:style-name="P43"/>
              <text:p text:style-name="P43">date value</text:p>
              <text:p text:style-name="P43"/>
              <text:p text:style-name="P92"><text:span text:style-name="T95">u8string</text:span></text:p>
              <text:p text:style-name="P43"/>
              <text:p text:style-name="P43">numerical value</text:p>
              <text:p text:style-name="P43"/>
              <text:p text:style-name="P93"><text:span text:style-name="T95">u8string</text:span></text:p>
              <text:p text:style-name="P43"/>
              <text:p text:style-name="P43">numerical value</text:p>
              <text:p text:style-name="P43"/>
              <text:p text:style-name="P43">numerical value</text:p>
              <text:p text:style-name="P43"/>
              <text:p text:style-name="P43">numerical value</text:p>
              <text:p text:style-name="P43"/>
              <text:p text:style-name="P43">numerical value</text:p>
              <text:p text:style-name="P43"/>
              <text:p text:style-name="P92"><text:span text:style-name="T95">u8string</text:span></text:p>
              <text:p text:style-name="P45"/>
              <text:p text:style-name="P94"><text:span text:style-name="T95">u8string</text:span></text:p>
            </table:table-cell>
          </table:table-row>
        </table:table>
        <text:p text:style-name="P28"/>
        <text:p text:style-name="P36">3.1.1<text:tab/>Publish Date (BP 4 to 7)</text:p>
        <text:p text:style-name="P36"><text:tab/><text:span text:style-name="T5">This field shall specify the published date of the dictionary.</text:span></text:p>
        <text:p text:style-name="P36"/>
        <text:p text:style-name="P36">3.1.2<text:tab/>Publisher Identifier(BP 8 to 67)</text:p>
        <text:p text:style-name="P31"><text:tab/>This field shall specify an identification of the dictionary owner or maker.</text:p>
        <text:p text:style-name="P31"/>
        <text:p text:style-name="P38">3.1.3<text:tab/>Dict Version (BP 68 to 69)</text:p>
        <text:p text:style-name="P31"><text:tab/>This field shall specify as an 16-bit number an identification of the version of the dictionary.</text:p>
        <text:p text:style-name="P31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5">BP 68</text:p>
            </table:table-cell>
            <table:table-cell table:style-name="Table12.B1" office:value-type="string">
              <text:p text:style-name="P85">BP 69</text:p>
            </table:table-cell>
          </table:table-row>
          <table:table-row>
            <table:table-cell table:style-name="Table12.A2" office:value-type="string">
              <text:p text:style-name="P31">Major Ve<text:span text:style-name="T75">r</text:span>sion <text:s/>Number</text:p>
            </table:table-cell>
            <table:table-cell table:style-name="Table12.B2" office:value-type="string">
              <text:p text:style-name="P31">Minor Version Number</text:p>
            </table:table-cell>
          </table:table-row>
        </table:table>
        <text:p text:style-name="P31"/>
        <text:p text:style-name="P38">3.1.4<text:tab/>Dict Identifier (BP 70 to 129)</text:p>
        <text:p text:style-name="P33"><text:tab/>This field shall specify an identification for the dictionary.</text:p>
        <text:p text:style-name="P36"/>
        <text:p text:style-name="P38"><text:soft-page-break/>3.1.5<text:tab/>Entries (BP 130 to 133)</text:p>
        <text:p text:style-name="P36"><text:span text:style-name="T32"><text:tab/></text:span><text:span text:style-name="T5">This field shall sp</text:span><text:span text:style-name="T9">e</text:span><text:span text:style-name="T5">cify as a 32-bit number how many items in the Data Area.</text:span></text:p>
        <text:p text:style-name="P38"/>
        <text:p text:style-name="P38">3.1.6<text:tab/>Location of Index Character Area (BP 134 )</text:p>
        <text:p text:style-name="P31"><text:tab/>This field shall specify as a <text:span text:style-name="T86">8</text:span>-bit number the Logical Block Number of the First Logical Block <text:tab/>allocated to Index Area. if non-existent, shall be <text:span text:style-name="T30">NULL</text:span>.</text:p>
        <text:p text:style-name="P36"/>
        <text:p text:style-name="P38">3.1.7<text:tab/>Location of Index String Area (BP 13<text:span text:style-name="T87">5</text:span> to 1<text:span text:style-name="T87">38</text:span>)</text:p>
        <text:p text:style-name="P31"><text:tab/>This field shall specify as a 32-bit number the Logical Block Number of the First Logical Block <text:tab/>allocated to Index String Area. if non-existent, shall be <text:span text:style-name="T30">NULL</text:span>.</text:p>
        <text:p text:style-name="P38"/>
        <text:p text:style-name="P38">3.1.8<text:tab/>Location of Data Area (BP 1<text:span text:style-name="T88">39</text:span> to 1<text:span text:style-name="T68">42</text:span>)</text:p>
        <text:p text:style-name="P38"><text:tab/><text:span text:style-name="T5">This field shall specify as a 32-bit number the Logical Block Number of the First Logical Block </text:span></text:p>
        <text:p text:style-name="P38"><text:tab/><text:span text:style-name="T5">allocated to Data Area, which contains data items.</text:span></text:p>
        <text:p text:style-name="P38"/>
        <text:p text:style-name="P39">3.1.<text:span text:style-name="T79">9</text:span><text:tab/><text:span text:style-name="T66">Source Language and <text:s/>Destination Language </text:span><text:s/>(BP 1<text:span text:style-name="T68">43</text:span> to 1<text:span text:style-name="T89">57</text:span>)</text:p>
        <text:p text:style-name="P40"><text:tab/><text:span text:style-name="T5">This </text:span><text:span text:style-name="T7">two </text:span><text:span text:style-name="T5">field</text:span><text:span text:style-name="T7">s</text:span><text:span text:style-name="T5"> shall specify </text:span><text:span text:style-name="T7">which language</text:span><text:span text:style-name="T8">(Source Language)</text:span><text:span text:style-name="T7"> this dictionary should translate <text:s text:c="5"/></text:span></text:p>
        <text:p text:style-name="P40"><text:span text:style-name="T7"><text:s text:c="12"/>to which language</text:span><text:span text:style-name="T8">(Destination Language)</text:span><text:span text:style-name="T7">.</text:span></text:p>
        <text:p text:style-name="P32"/>
        <text:p text:style-name="P42">3.1.<text:span text:style-name="T79">10</text:span><text:tab/><text:span text:style-name="T80">Number of <text:s/>Index Character</text:span> (BP 1<text:span text:style-name="T90">58</text:span> to 1<text:span text:style-name="T72">72</text:span>)</text:p>
        <text:p text:style-name="P41"><text:tab/><text:span text:style-name="T5">This field shall specify </text:span><text:span text:style-name="T11">as a 32-bit number how many index characters in Index Character Area. </text:span></text:p>
        <text:p text:style-name="P34"/>
        <text:p text:style-name="P86">3.2<text:tab/>The Layout of <text:s/>Dictionary File Struct<text:span text:style-name="T69">ure</text:span>:</text:p>
        <text:p text:style-name="P47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43">Header Descriptor</text:p>
            </table:table-cell>
            <table:table-cell table:style-name="Table3.A1" office:value-type="string">
              <text:p text:style-name="P43">Index Character Area</text:p>
            </table:table-cell>
            <table:table-cell table:style-name="Table3.A1" office:value-type="string">
              <text:p text:style-name="P43">Index String Area</text:p>
            </table:table-cell>
            <table:table-cell table:style-name="Table3.D1" office:value-type="string">
              <text:p text:style-name="P43">Data Area</text:p>
            </table:table-cell>
          </table:table-row>
          <table:table-row table:style-name="Table3.2">
            <table:table-cell table:style-name="Table3.A2" office:value-type="string">
              <text:p text:style-name="P43">BLOCK 1</text:p>
            </table:table-cell>
            <table:table-cell table:style-name="Table3.A2" office:value-type="string">
              <text:p text:style-name="P43">BLOCK 2 to <text:s/>n</text:p>
            </table:table-cell>
            <table:table-cell table:style-name="Table3.A2" office:value-type="string">
              <text:p text:style-name="P43">BLOCK n to m</text:p>
            </table:table-cell>
            <table:table-cell table:style-name="Table3.D2" office:value-type="string">
              <text:p text:style-name="P43">BLOCK m to k</text:p>
            </table:table-cell>
          </table:table-row>
        </table:table>
        <text:p text:style-name="P26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38"/>
        <text:p text:style-name="P25"><text:soft-page-break/>4<text:tab/>Index <text:s/>Area</text:p>
        <text:p text:style-name="P36"><text:tab/><text:span text:style-name="T4">The first Logical Block of Index Area shall follow the Logical Block of Header Descriptor and <text:tab/>it shall be specified in Header Descriptor too. There are two kinds of Index, one is Index <text:tab/>Character, the other one is Index String.</text:span></text:p>
        <text:p text:style-name="P28"/>
        <text:p text:style-name="P54">4.1<text:tab/>Index Character Area</text:p>
        <text:p text:style-name="P28"><text:s/><text:tab/>It is a tree structure as follows.</text:p>
        <text:p text:style-name="P28"><text:tab/></text:p>
        <text:p text:style-name="P28"><draw:line text:anchor-type="paragraph" draw:z-index="0" draw:style-name="gr1" draw:text-style-name="P95" svg:x1="1.9209in" svg:y1="0.1764in" svg:x2="1.15in" svg:y2="0.4366in"><text:p/></draw:line><draw:line text:anchor-type="paragraph" draw:z-index="1" draw:style-name="gr1" draw:text-style-name="P95" svg:x1="1.9209in" svg:y1="0.1764in" svg:x2="1.5563in" svg:y2="0.4366in"><text:p/></draw:line><draw:line text:anchor-type="paragraph" draw:z-index="2" draw:style-name="gr1" draw:text-style-name="P95" svg:x1="1.9209in" svg:y1="0.1764in" svg:x2="2.0563in" svg:y2="0.4992in"><text:p/></draw:line><draw:line text:anchor-type="paragraph" draw:z-index="3" draw:style-name="gr1" draw:text-style-name="P95" svg:x1="1.9209in" svg:y1="0.1764in" svg:x2="2.4937in" svg:y2="0.489in"><text:p/></draw:line><draw:line text:anchor-type="paragraph" draw:z-index="4" draw:style-name="gr1" draw:text-style-name="P95" svg:x1="2.7335in" svg:y1="0.4579in" svg:x2="3.2543in" svg:y2="0.1661in"><text:p/></draw:line><draw:line text:anchor-type="paragraph" draw:z-index="5" draw:style-name="gr1" draw:text-style-name="P95" svg:x1="3.2543in" svg:y1="0.3953in" svg:x2="3.2543in" svg:y2="0.1661in"><text:p/></draw:line><draw:line text:anchor-type="paragraph" draw:z-index="6" draw:style-name="gr1" draw:text-style-name="P95" svg:x1="3.6606in" svg:y1="0.4579in" svg:x2="3.2543in" svg:y2="0.1661in"><text:p/></draw:line><draw:line text:anchor-type="paragraph" draw:z-index="7" draw:style-name="gr1" draw:text-style-name="P95" svg:x1="4.2957in" svg:y1="0.1453in" svg:x2="3.9311in" svg:y2="0.4681in"><text:p/></draw:line><draw:line text:anchor-type="paragraph" draw:z-index="8" draw:style-name="gr1" draw:text-style-name="P95" svg:x1="4.4622in" svg:y1="0.4264in" svg:x2="4.2957in" svg:y2="0.1453in"><text:p/></draw:line><draw:line text:anchor-type="paragraph" draw:z-index="9" draw:style-name="gr1" draw:text-style-name="P95" svg:x1="4.9413in" svg:y1="0.4996in" svg:x2="4.2957in" svg:y2="0.1453in"><text:p/></draw:line><text:tab/><text:tab/><text:tab/>‏ <text:s text:c="8"/>a <text:s text:c="30"/>b <text:s text:c="22"/>c<text:tab/><text:tab/> <text:s text:c="5"/><text:span text:style-name="T26">--- level 1</text:span></text:p>
        <text:p text:style-name="P28"/>
        <text:p text:style-name="P28"><draw:line text:anchor-type="paragraph" draw:z-index="10" draw:style-name="gr1" draw:text-style-name="P95" svg:x1="0.8165in" svg:y1="0.4248in" svg:x2="1.0146in" svg:y2="0.1366in"><text:p/></draw:line><draw:line text:anchor-type="paragraph" draw:z-index="11" draw:style-name="gr1" draw:text-style-name="P95" svg:x1="1.3272in" svg:y1="0.4457in" svg:x2="1.0146in" svg:y2="0.1366in"><text:p/></draw:line><draw:line text:anchor-type="paragraph" draw:z-index="12" draw:style-name="gr1" draw:text-style-name="P95" svg:x1="1.0146in" svg:y1="0.4248in" svg:x2="1.0146in" svg:y2="0.1366in"><text:p/></draw:line><draw:line text:anchor-type="paragraph" draw:z-index="13" draw:style-name="gr1" draw:text-style-name="P95" svg:x1="2.8063in" svg:y1="0.4386in" svg:x2="3.2228in" svg:y2="0.1575in"><text:p/></draw:line><draw:line text:anchor-type="paragraph" draw:z-index="14" draw:style-name="gr1" draw:text-style-name="P95" svg:x1="3.1189in" svg:y1="0.4386in" svg:x2="3.2232in" svg:y2="0.1575in"><text:p/></draw:line><draw:line text:anchor-type="paragraph" draw:z-index="15" draw:style-name="gr1" draw:text-style-name="P95" svg:x1="3.2854in" svg:y1="0.1681in" svg:x2="3.7335in" svg:y2="0.4492in"><text:p/></draw:line><draw:line text:anchor-type="paragraph" draw:z-index="16" draw:style-name="gr1" draw:text-style-name="P95" svg:x1="3.4835in" svg:y1="0.4492in" svg:x2="3.2854in" svg:y2="0.1575in"><text:p/></draw:line><draw:line text:anchor-type="paragraph" draw:z-index="17" draw:style-name="gr1" draw:text-style-name="P95" svg:x1="3.2854in" svg:y1="0.4492in" svg:x2="3.2854in" svg:y2="0.1575in"><text:p/></draw:line><text:tab/><text:tab/>b <text:tab/>c<text:tab/>d<text:tab/>e <text:s text:c="2"/>a<text:tab/> <text:s text:c="5"/>b<text:tab/> <text:s text:c="3"/>c <text:s text:c="3"/>a <text:s text:c="2"/><text:tab/>b<text:tab/>c <text:s text:c="3"/><text:span text:style-name="T26">--- level 2‎‎</text:span></text:p>
        <text:p text:style-name="P28"/>
        <text:p text:style-name="P28"><text:tab/> <text:s text:c="4"/>a <text:s text:c="4"/>b <text:s/>.. <text:s/>z<text:tab/> <text:s text:c="29"/>a <text:s text:c="5"/>c <text:s text:c="2"/>.. <text:s text:c="2"/>y <text:s text:c="2"/>z <text:s text:c="34"/><text:span text:style-name="T26">--- level 3 </text:span><text:s text:c="8"/></text:p>
        <text:p text:style-name="P52"/>
        <text:p text:style-name="P52"><text:tab/><text:span text:style-name="T29">Figure 4-1</text:span></text:p>
        <text:p text:style-name="P53"/>
        <text:p text:style-name="P47"><text:span text:style-name="T25"><text:tab/></text:span><text:span text:style-name="T5">A Index, which also is a prefix, consists of the nest Index Characters among different level <text:tab/>along the tree. The Content of a Index is</text:span><text:span text:style-name="T17"> all the words or phrases beginning with that .If a Index <text:tab/>is only a word or phrase, not a prefix for any word, the content is meaningless.</text:span></text:p>
        <text:p text:style-name="P14"/>
        <text:p text:style-name="P14"><text:tab/>If a Index is a phrase, should use SPACE character as a concat character connecting words.</text:p>
        <text:p text:style-name="P14"/>
        <text:p text:style-name="P47"><text:span text:style-name="T5"><text:tab/></text:span><text:span text:style-name="T4">The data structure of a Index Character calls Index Item which </text:span><text:span text:style-name="T16">shall be a fix-lengt</text:span><text:span text:style-name="T4">h record. The <text:tab/>Index Items shall be recorded at together</text:span>. <text:span text:style-name="T4"><text:s/></text:span></text:p>
        <text:p text:style-name="P47"/>
        <text:p text:style-name="P36">4.1.1<text:tab/>Format of Index Item</text:p>
        <text:p text:style-name="P5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55">BP</text:p>
            </table:table-cell>
            <table:table-cell table:style-name="Table4.A1" office:value-type="string">
              <text:p text:style-name="P55">Field name</text:p>
            </table:table-cell>
            <table:table-cell table:style-name="Table4.C1" office:value-type="string">
              <text:p text:style-name="P55">Content</text:p>
            </table:table-cell>
          </table:table-row>
          <table:table-row>
            <table:table-cell table:style-name="Table4.A2" office:value-type="string">
              <text:p text:style-name="P55">1 to <text:span text:style-name="T53">4</text:span></text:p>
              <text:p text:style-name="P55"/>
              <text:p text:style-name="P55"><text:span text:style-name="T53">5</text:span> to <text:span text:style-name="T53">8</text:span></text:p>
              <text:p text:style-name="P65"/>
              <text:p text:style-name="P55"><text:span text:style-name="T54">9</text:span> to <text:span text:style-name="T54">10</text:span></text:p>
            </table:table-cell>
            <table:table-cell table:style-name="Table4.A2" office:value-type="string">
              <text:p text:style-name="P55">Index Character</text:p>
              <text:p text:style-name="P55"/>
              <text:p text:style-name="P55"><text:span text:style-name="T21">Loc</text:span><text:span text:style-name="T15">ation</text:span></text:p>
              <text:p text:style-name="P55"/>
              <text:p text:style-name="P55">Length of Content</text:p>
            </table:table-cell>
            <table:table-cell table:style-name="Table4.C2" office:value-type="string">
              <text:p text:style-name="P55">w-char</text:p>
              <text:p text:style-name="P55"/>
              <text:p text:style-name="P55">numerical</text:p>
              <text:p text:style-name="P55"/>
              <text:p text:style-name="P66">numerical</text:p>
            </table:table-cell>
          </table:table-row>
        </table:table>
        <text:p text:style-name="P6"/>
        <text:p text:style-name="P20">4.1.2<text:tab/>Index Character (BP 1 to <text:span text:style-name="T55">4</text:span>)</text:p>
        <text:p text:style-name="P6"><text:tab/>The interpretation of this field depends as follows on whether Index is a word/phrase or not.</text:p>
        <text:p text:style-name="P6"><text:tab/></text:p>
        <text:p text:style-name="P6"><text:tab/>If Index Character set to 0, it shall mean this Index(except this 0 Index Character) is a</text:p>
        <text:p text:style-name="P6"><text:tab/>word/phr<text:span text:style-name="T76">a</text:span>se :</text:p>
        <text:p text:style-name="P6"><text:tab/>– <text:s text:c="3"/>The Location Field shall specify the address allocated to this word in Data Area.</text:p>
        <text:p text:style-name="P6"><text:s text:c="12"/>– <text:s text:c="3"/>The Length of Content shall set to 0.</text:p>
        <text:p text:style-name="P6"><text:tab/>otherwise, <text:s/>the Index Character field shall set as a <text:span text:style-name="T77">32</text:span>-bit number to the u<text:span text:style-name="T78">tf-32(ucs)</text:span> value of a<text:tab/> <text:tab/>descending index character.</text:p>
        <text:p text:style-name="P6"/>
        <text:p text:style-name="P6"/>
        <text:p text:style-name="P6"/>
        <text:p text:style-name="P6"/>
        <text:p text:style-name="P6"/>
        <text:p text:style-name="P20"><text:soft-page-break/>4.1.3<text:tab/>Location <text:s/>(BP <text:span text:style-name="T56">5</text:span> to <text:span text:style-name="T56">8</text:span>)</text:p>
        <text:p text:style-name="P6"><text:tab/>This field shall specify as a 32-bit number address in bytes allocated to the Index. Address <text:tab/>should be the relative address (offset to base address of every area).</text:p>
        <text:p text:style-name="P6"/>
        <text:p text:style-name="P6"><text:tab/>The interpretation of this field depends as follows on whether Index is a word/phrase or not.</text:p>
        <text:p text:style-name="P6"><text:tab/>If this Index Item is only a word/phrase(means it does't contain any Index Item), it shall mean: </text:p>
        <text:list xml:id="list1536150756987162926" text:style-name="L1">
          <text:list-item>
            <text:list>
              <text:list-item>
                <text:p text:style-name="P87">The Location Field shall specify the address allocated to this word in Data Area.</text:p>
              </text:list-item>
              <text:list-item>
                <text:p text:style-name="P87">The Length of Content shall set to 0.</text:p>
              </text:list-item>
            </text:list>
          </text:list-item>
        </text:list>
        <text:p text:style-name="P6"><text:tab/>otherwise, it shall mean:</text:p>
        <text:list xml:id="list3193300957071527724" text:style-name="L2">
          <text:list-item>
            <text:list>
              <text:list-item>
                <text:p text:style-name="P88">The Location Field shall specify the address allocated to the content of this index within either Index Character Area or Index String Area.</text:p>
              </text:list-item>
              <text:list-item>
                <text:p text:style-name="P88">The Length of Content shall specify the number of Index Item within the Index's content.</text:p>
              </text:list-item>
            </text:list>
          </text:list-item>
        </text:list>
        <text:p text:style-name="P6"><text:tab/>– <text:s text:c="3"/>The Location Field should conf<text:span text:style-name="T81">or</text:span>m the following format.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73">31 <text:s text:c="12"/></text:p>
            </table:table-cell>
            <table:table-cell table:style-name="Table13.B1" office:value-type="string">
              <text:p text:style-name="P73"><text:span text:style-name="T82">30</text:span> <text:s text:c="54"/>0 <text:s text:c="4"/></text:p>
            </table:table-cell>
          </table:table-row>
          <table:table-row>
            <table:table-cell table:style-name="Table13.A2" office:value-type="string">
              <text:p text:style-name="P73">Flag</text:p>
            </table:table-cell>
            <table:table-cell table:style-name="Table13.B2" office:value-type="string">
              <text:p text:style-name="P73"><text:s text:c="17"/>Address</text:p>
            </table:table-cell>
          </table:table-row>
        </table:table>
        <text:p text:style-name="P6"><text:tab/></text:p>
        <text:p text:style-name="P6"><text:tab/> <text:s text:c="6"/>Flag has two values “0” and “1”.</text:p>
        <text:p text:style-name="P6"><text:tab/> <text:s text:c="13"/>0 : specifying the address in Index Character Area.</text:p>
        <text:p text:style-name="P6"><text:s text:c="26"/>1 : specifying the address in Index String Area.</text:p>
        <text:p text:style-name="P6"/>
        <text:p text:style-name="P20">4.1.4<text:tab/>Length of Content <text:s/>(BP <text:span text:style-name="T57">9</text:span> to <text:span text:style-name="T57">10</text:span>)</text:p>
        <text:p text:style-name="Normal"><text:span text:style-name="T18"><text:tab/></text:span><text:span text:style-name="T17">This field shall specify as a 16-bit number the number of Index Items within the Index's </text:span></text:p>
        <text:p text:style-name="P13"><text:tab/>Content. If non-existent Content(for hash item), shall be NULL.</text:p>
        <text:p text:style-name="P13"/>
        <text:p text:style-name="P21">4.2<text:tab/>Index String Area</text:p>
        <text:p text:style-name="P15"><text:span text:style-name="T35"><text:tab/>A Index String is </text:span><text:span text:style-name="T36">the rest of </text:span><text:span text:style-name="T35">target string in dictionary. </text:span><text:span text:style-name="T32">The data structure of a Index String calls</text:span></text:p>
        <text:p text:style-name="P16"><text:span text:style-name="T32"><text:s text:c="12"/>Index Item which shall be a varied-length record. </text:span><text:span text:style-name="T33"><text:s/>Index Item are recorded within a </text:span><text:span text:style-name="T34">BLOCK.</text:span></text:p>
        <text:p text:style-name="P17"/>
        <text:p text:style-name="P20">4.2.1<text:tab/>Format of Index Item</text:p>
        <text:p text:style-name="P5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55">BP</text:p>
            </table:table-cell>
            <table:table-cell table:style-name="Table10.A1" office:value-type="string">
              <text:p text:style-name="P55">Field name</text:p>
            </table:table-cell>
            <table:table-cell table:style-name="Table10.C1" office:value-type="string">
              <text:p text:style-name="P55">Content</text:p>
            </table:table-cell>
          </table:table-row>
          <table:table-row>
            <table:table-cell table:style-name="Table10.A2" office:value-type="string">
              <text:p text:style-name="P55">1 to 4</text:p>
              <text:p text:style-name="P55"/>
              <text:p text:style-name="P55">5 </text:p>
              <text:p text:style-name="P55"/>
              <text:p text:style-name="P55">5 to </text:p>
              <text:p text:style-name="P55">(4+LEN_S )</text:p>
            </table:table-cell>
            <table:table-cell table:style-name="Table10.A2" office:value-type="string">
              <text:p text:style-name="P55">Location in Data Area</text:p>
              <text:p text:style-name="P55"/>
              <text:p text:style-name="P55">The Length of String (LEN_S)</text:p>
              <text:p text:style-name="P55"/>
              <text:p text:style-name="P55"/>
              <text:p text:style-name="P55">Index String</text:p>
            </table:table-cell>
            <table:table-cell table:style-name="Table10.C2" office:value-type="string">
              <text:p text:style-name="P66">numerical</text:p>
              <text:p text:style-name="P66"/>
              <text:p text:style-name="P55">numerical</text:p>
              <text:p text:style-name="P55"/>
              <text:p text:style-name="P55"/>
              <text:p text:style-name="P55">characters</text:p>
            </table:table-cell>
          </table:table-row>
        </table:table>
        <text:p text:style-name="P18"/>
        <text:p text:style-name="P20">4.2.4<text:tab/>Location in Data Area ( BP 1 to 4)</text:p>
        <text:p text:style-name="P20"><text:tab/><text:span text:style-name="T5">This field shall specify as a 32-bit number the address in bytes allocated to the Index String in <text:tab/>Data Area.</text:span></text:p>
        <text:p text:style-name="P18"/>
        <text:p text:style-name="P20">4.2.2<text:tab/>The Length of String (BP 5 to <text:span text:style-name="T58">6</text:span>)</text:p>
        <text:p text:style-name="P20"><text:tab/><text:span text:style-name="T5">This field shall specify as a 8-bit number the length of Index String. </text:span></text:p>
        <text:p text:style-name="P13"><text:tab/>If this field sets to 0, it shall mean the Index in Index Character Area is a word/phrase.</text:p>
        <text:p text:style-name="P13"/>
        <text:p text:style-name="P13"/>
        <text:p text:style-name="P20"><text:soft-page-break/>4.2.3<text:tab/>Index String [ BP <text:span text:style-name="T59">5</text:span> to (5+LEN_S) ]</text:p>
        <text:p text:style-name="P20"><text:tab/><text:span text:style-name="T5">This field shall specify as </text:span><text:span text:style-name="T12">utf-8 </text:span><text:span text:style-name="T6">string </text:span><text:span text:style-name="T5">the rest of word or phrase in dictionary.</text:span></text:p>
        <text:p text:style-name="P20"><text:s text:c="11"/><text:span text:style-name="T5"><text:s/></text:span><text:span text:style-name="T10">A item should be within a block. </text:span></text:p>
        <text:p text:style-name="P20"/>
        <text:p text:style-name="P20">4.3<text:tab/>Example for Index Area Layout</text:p>
        <text:p text:style-name="P49"><text:span text:style-name="T15"><text:tab/>Here is a example: <text:s/>There are</text:span> four words <text:span text:style-name="T15">a</text:span> English dictionary : “abb” at 1024, “abba” at 1124, <text:tab/>“alpha” at 1224, <text:s/>“daa” at 1324, “dict” at 1424.</text:p>
        <text:p text:style-name="P55"><text:tab/></text:p>
        <text:p text:style-name="P55"><text:tab/>Index Character Area (Block 2) :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Normal">address</text:p>
            </table:table-cell>
            <table:table-cell table:style-name="Table6.B1" office:value-type="string">
              <text:p text:style-name="P6">Index Item <text:s/>(12 bytes)</text:p>
            </table:table-cell>
          </table:table-row>
          <table:table-row table:style-name="Table6.2">
            <table:table-cell table:style-name="Table6.A2" office:value-type="string">
              <text:p text:style-name="P74">256 <text:s text:c="5"/><text:span text:style-name="T52">(0)</text:span></text:p>
            </table:table-cell>
            <table:table-cell table:style-name="Table6.B2" office:value-type="string">
              <text:p text:style-name="P74">0061(a) <text:s text:c="10"/><text:span text:style-name="T38">16</text:span> <text:s text:c="22"/>2 <text:s text:c="17"/></text:p>
              <text:p text:style-name="P74"/>
              <text:p text:style-name="P51">0064(d) <text:s text:c="10"/><text:span text:style-name="T47">48</text:span> <text:s text:c="22"/>2 <text:s text:c="33"/><text:span text:style-name="T44">(parent root)</text:span></text:p>
            </table:table-cell>
          </table:table-row>
          <table:table-row>
            <table:table-cell table:style-name="Table6.A2" office:value-type="string">
              <text:p text:style-name="P75">272 <text:s text:c="4"/><text:span text:style-name="T39">(16)</text:span></text:p>
              <text:p text:style-name="P74"/>
              <text:p text:style-name="P74"/>
              <text:p text:style-name="P74"/>
              <text:p text:style-name="P76">288 <text:s text:c="4"/>(32)</text:p>
              <text:p text:style-name="P76"/>
              <text:p text:style-name="P77"><text:span text:style-name="T45">296 <text:s text:c="4"/></text:span>(4<text:span text:style-name="T46">0</text:span>)</text:p>
              <text:p text:style-name="P74"/>
              <text:p text:style-name="P78">304 <text:s text:c="4"/>(48)</text:p>
              <text:p text:style-name="P74"/>
              <text:p text:style-name="P74"/>
              <text:p text:style-name="P74"/>
              <text:p text:style-name="P79">320 <text:s text:c="4"/>(64)</text:p>
              <text:p text:style-name="P79"/>
              <text:p text:style-name="P80">328 <text:s text:c="4"/>(72)</text:p>
            </table:table-cell>
            <table:table-cell table:style-name="Table6.B2" office:value-type="string">
              <text:p text:style-name="P74">0062(b) <text:s text:c="9"/><text:span text:style-name="T41">32</text:span> <text:s text:c="23"/>1 <text:s text:c="24"/></text:p>
              <text:p text:style-name="P74"/>
              <text:p text:style-name="P9">006C(l) <text:s text:c="9"/><text:span text:style-name="T43">40</text:span> <text:s text:c="23"/>1 <text:s/></text:p>
              <text:p text:style-name="P9">------------------------------------------------------------ <text:s text:c="6"/><text:span text:style-name="T42">(parent a 16)</text:span></text:p>
              <text:p text:style-name="P81">0062(b) <text:s text:c="10"/>0x10000000 <text:s text:c="7"/>2</text:p>
              <text:p text:style-name="P9">------------------------------------------------------------ <text:s text:c="6"/><text:span text:style-name="T40">(parent b 32)</text:span></text:p>
              <text:p text:style-name="P9">0070(p) <text:s text:c="10"/>0x1000000B <text:s text:c="6"/>1 <text:s text:c="6"/></text:p>
              <text:p text:style-name="P9">------------------------------------------------------------ <text:s text:c="6"/><text:span text:style-name="T41">(parent l 48)</text:span></text:p>
              <text:p text:style-name="P8">0061(a) <text:s text:c="9"/><text:span text:style-name="T49">64</text:span> <text:s text:c="24"/>1 <text:s text:c="8"/></text:p>
              <text:p text:style-name="P8"/>
              <text:p text:style-name="P10">0079(i) <text:s text:c="10"/><text:span text:style-name="T51">72</text:span> <text:s text:c="24"/>1 <text:s text:c="30"/></text:p>
              <text:p text:style-name="P11">------------------------------------------------------------ <text:s text:c="6"/><text:span text:style-name="T41">(parent d 24)</text:span></text:p>
              <text:p text:style-name="P12">0061(a) <text:s text:c="10"/>20<text:span text:style-name="T51">0</text:span> <text:s text:c="22"/>0</text:p>
              <text:p text:style-name="P12">----------------------------------------------------------- <text:s text:c="7"/><text:span text:style-name="T48">(parent a 64)</text:span></text:p>
              <text:p text:style-name="P82">0063(c) <text:s text:c="10"/>0x10000012 <text:s text:c="9"/>1 <text:s text:c="30"/><text:span text:style-name="T50">(parent i 72 )</text:span></text:p>
            </table:table-cell>
          </table:table-row>
        </table:table>
        <text:p text:style-name="P55"/>
        <text:p text:style-name="P55"><text:tab/>Index String Area (Block 3) 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74">Address</text:p>
            </table:table-cell>
            <table:table-cell table:style-name="Table11.B1" office:value-type="string">
              <text:p text:style-name="P8">Index Item</text:p>
            </table:table-cell>
          </table:table-row>
          <table:table-row>
            <table:table-cell table:style-name="Table11.A2" office:value-type="string">
              <text:p text:style-name="P74">768</text:p>
              <text:p text:style-name="P74"/>
              <text:p text:style-name="P74">773</text:p>
              <text:p text:style-name="P74"/>
              <text:p text:style-name="P74">779</text:p>
              <text:p text:style-name="P74"/>
              <text:p text:style-name="P74">786</text:p>
            </table:table-cell>
            <table:table-cell table:style-name="Table11.B2" office:value-type="string">
              <text:p text:style-name="P74">0 <text:s text:c="9"/>0 <text:s text:c="38"/>(length: 5 bytes)</text:p>
              <text:p text:style-name="P74"/>
              <text:p text:style-name="P74">100 <text:s text:c="5"/>1 <text:s text:c="8"/><text:span text:style-name="T60">00</text:span>61(a) <text:s text:c="22"/>(length: 6 bytes)</text:p>
              <text:p text:style-name="P74"/>
              <text:p text:style-name="P74">200 <text:s text:c="5"/>2 <text:s text:c="6"/><text:span text:style-name="T60">00</text:span>68 <text:span text:style-name="T60">00</text:span>61 (ha) <text:s text:c="16"/>(length: 7 byes)</text:p>
              <text:p text:style-name="P74"/>
              <text:p text:style-name="P74">300 <text:s text:c="5"/>1 <text:s text:c="9"/><text:span text:style-name="T60">00</text:span>74 (t) <text:s text:c="21"/>(length: 6 bytes)</text:p>
            </table:table-cell>
          </table:table-row>
        </table:table>
        <text:p text:style-name="P55"/>
        <text:p text:style-name="P62"/>
        <text:p text:style-name="P62"><text:tab/>Data Area <text:s/>(Block 4):</text:p>
        <text:p text:style-name="P62"/>
        <text:p text:style-name="P62"/>
        <text:p text:style-name="P62"/>
        <text:p text:style-name="P62"/>
        <text:p text:style-name="P62"/>
        <text:p text:style-name="P64"><text:soft-page-break/>5<text:tab/>Data Area</text:p>
        <text:p text:style-name="P64"><text:tab/><text:span text:style-name="T3">Data Area shall follow the Index Area, Its location is specified in Header Descriptor. It contains <text:s/></text:span></text:p>
        <text:p text:style-name="P63"><text:tab/>all contents of words. Data Item is a unit to record a word's content, which is a varied-length <text:tab/>record. <text:span text:style-name="T63">To make things simple, record both length of a string and string which don't have a '\0' at <text:tab/>the end.</text:span></text:p>
        <text:p text:style-name="P63"/>
        <text:p text:style-name="P36">5.1<text:tab/>Format of Data Item</text:p>
        <text:p text:style-name="P37"><text:tab/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56">Field name</text:p>
            </table:table-cell>
            <table:table-cell table:style-name="Table14.B1" office:value-type="string">
              <text:p text:style-name="P56">Content</text:p>
            </table:table-cell>
          </table:table-row>
          <table:table-row>
            <table:table-cell table:style-name="Table14.A2" office:value-type="string">
              <text:p text:style-name="P56">The Length of <text:span text:style-name="T62">Word/Phrase</text:span> <text:span text:style-name="T61">(LEN_S)</text:span></text:p>
              <text:p text:style-name="P56"/>
              <text:p text:style-name="P56"><text:s/><text:span text:style-name="T62">Word/Phrase</text:span> String</text:p>
              <text:p text:style-name="P56"/>
              <text:p text:style-name="P57">The Length of <text:span text:style-name="T15">Phonetic Characters</text:span> <text:span text:style-name="T61">(LEN_P)</text:span></text:p>
              <text:p text:style-name="P56"/>
              <text:p text:style-name="P69">Phonetic Characters</text:p>
              <text:p text:style-name="P69"/>
              <text:p text:style-name="P70">The Length of <text:s/>Explanation<text:span text:style-name="T61">(LEN_P)</text:span></text:p>
              <text:p text:style-name="P70"/>
              <text:p text:style-name="P71">Explanation</text:p>
            </table:table-cell>
            <table:table-cell table:style-name="Table14.B2" office:value-type="string">
              <text:p text:style-name="P68"><text:span text:style-name="T64">8-bit </text:span>numerical</text:p>
              <text:p text:style-name="P67"/>
              <text:p text:style-name="P58">characters</text:p>
              <text:p text:style-name="P56"/>
              <text:p text:style-name="P58"><text:span text:style-name="T65">8-bit </text:span>numerical</text:p>
              <text:p text:style-name="P90"/>
              <text:p text:style-name="P90"><text:span text:style-name="T93">characters</text:span></text:p>
              <text:p text:style-name="P59"/>
              <text:p text:style-name="P61">16-bit numerical</text:p>
              <text:p text:style-name="P61"/>
              <text:p text:style-name="P60">characters</text:p>
            </table:table-cell>
          </table:table-row>
        </table:table>
        <text:p text:style-name="P50"><text:span text:style-name="Strong_20_Emphasis"><text:span text:style-name="T19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Strong_20_Emphasis_5f_text_5f_text_5f_text_5f_text_5f_text" style:display-name="Strong Emphasis_text_text_text_text_text" style:family="text">
      <style:text-properties fo:font-weight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joni </meta:initial-creator>
    <meta:creation-date>2013-11-14T10:56:16</meta:creation-date>
    <dc:date>2014-05-06T18:07:03.818856973</dc:date>
    <meta:editing-duration>P1DT4H30M38S</meta:editing-duration>
    <meta:editing-cycles>2348</meta:editing-cycles>
    <meta:document-statistic meta:table-count="11" meta:image-count="0" meta:object-count="0" meta:page-count="8" meta:paragraph-count="268" meta:word-count="1754" meta:character-count="11177" meta:non-whitespace-character-count="8483"/>
  </office:meta>
</office:document-meta>
</file>